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fo:font-size="35pt" fo:language="cs" fo:country="CZ" officeooo:rsid="00763b50" officeooo:paragraph-rsid="00763b50" style:font-size-asian="35pt" style:font-size-complex="35pt"/>
    </style:style>
    <style:style style:name="P2" style:family="paragraph" style:parent-style-name="Nadpis1">
      <style:text-properties fo:font-size="35pt" fo:language="cs" fo:country="CZ" officeooo:rsid="00763b50" officeooo:paragraph-rsid="00763b50" style:font-size-asian="35pt" style:font-size-complex="35pt"/>
    </style:style>
    <style:style style:name="P3" style:family="paragraph" style:parent-style-name="text">
      <style:text-properties officeooo:paragraph-rsid="00340841"/>
    </style:style>
    <style:style style:name="P4" style:family="paragraph" style:parent-style-name="text">
      <style:text-properties style:font-name="Times New Roman" fo:language="cs" fo:country="CZ" officeooo:rsid="00340841" officeooo:paragraph-rsid="00340841" style:font-size-asian="10.5pt"/>
    </style:style>
    <style:style style:name="P5" style:family="paragraph" style:parent-style-name="text">
      <style:text-properties style:font-name="Times New Roman" fo:language="cs" fo:country="CZ" officeooo:rsid="009257eb" officeooo:paragraph-rsid="009257eb" style:font-size-asian="10.5pt"/>
    </style:style>
    <style:style style:name="P6" style:family="paragraph" style:parent-style-name="text" style:list-style-name="L1">
      <style:text-properties fo:language="cs" fo:country="CZ" officeooo:rsid="0078583c" officeooo:paragraph-rsid="0078583c"/>
    </style:style>
    <style:style style:name="P7" style:family="paragraph" style:parent-style-name="text" style:list-style-name="L1">
      <style:text-properties fo:language="cs" fo:country="CZ" officeooo:rsid="00763b50" officeooo:paragraph-rsid="005bcf18"/>
    </style:style>
    <style:style style:name="P8" style:family="paragraph" style:parent-style-name="text" style:list-style-name="L1">
      <style:text-properties fo:language="cs" fo:country="CZ" officeooo:rsid="00116acc" officeooo:paragraph-rsid="00116acc"/>
    </style:style>
    <style:style style:name="P9" style:family="paragraph" style:parent-style-name="text" style:list-style-name="L1">
      <style:text-properties fo:language="cs" fo:country="CZ" officeooo:rsid="00116acc" officeooo:paragraph-rsid="0019cb4d"/>
    </style:style>
    <style:style style:name="P10" style:family="paragraph" style:parent-style-name="text" style:list-style-name="L1">
      <style:text-properties fo:language="cs" fo:country="CZ" officeooo:rsid="005356c7" officeooo:paragraph-rsid="00552fcb"/>
    </style:style>
    <style:style style:name="P11" style:family="paragraph" style:parent-style-name="text" style:list-style-name="L1">
      <style:text-properties fo:language="cs" fo:country="CZ" officeooo:rsid="00788191" officeooo:paragraph-rsid="00788191"/>
    </style:style>
    <style:style style:name="P12" style:family="paragraph" style:parent-style-name="text" style:list-style-name="L1">
      <style:text-properties fo:language="cs" fo:country="CZ" officeooo:rsid="008ea392" officeooo:paragraph-rsid="008ea392"/>
    </style:style>
    <style:style style:name="P13" style:family="paragraph" style:parent-style-name="text" style:list-style-name="L1">
      <style:text-properties fo:language="cs" fo:country="CZ" officeooo:rsid="008f1b26" officeooo:paragraph-rsid="008f1b26"/>
    </style:style>
    <style:style style:name="P14" style:family="paragraph" style:parent-style-name="text" style:list-style-name="L1">
      <style:text-properties fo:language="cs" fo:country="CZ" officeooo:rsid="005f4d3c" officeooo:paragraph-rsid="005f4d3c"/>
    </style:style>
    <style:style style:name="P15" style:family="paragraph" style:parent-style-name="text" style:list-style-name="L1">
      <style:text-properties fo:language="cs" fo:country="CZ" officeooo:rsid="009204d8" officeooo:paragraph-rsid="009204d8"/>
    </style:style>
    <style:style style:name="P16" style:family="paragraph" style:parent-style-name="text" style:list-style-name="L2">
      <style:text-properties fo:language="cs" fo:country="CZ" officeooo:rsid="009204d8" officeooo:paragraph-rsid="009204d8"/>
    </style:style>
    <style:style style:name="P17" style:family="paragraph" style:parent-style-name="text" style:list-style-name="L1">
      <style:text-properties fo:language="cs" fo:country="CZ" officeooo:rsid="0036e70b" officeooo:paragraph-rsid="0036e70b"/>
    </style:style>
    <style:style style:name="P18" style:family="paragraph" style:parent-style-name="text" style:list-style-name="L1">
      <style:text-properties fo:language="cs" fo:country="CZ" officeooo:rsid="0066dd43" officeooo:paragraph-rsid="00788191"/>
    </style:style>
    <style:style style:name="P19" style:family="paragraph" style:parent-style-name="text" style:list-style-name="L1">
      <style:text-properties fo:language="cs" fo:country="CZ" officeooo:rsid="0066dd43" officeooo:paragraph-rsid="0066dd43"/>
    </style:style>
    <style:style style:name="P20" style:family="paragraph" style:parent-style-name="text" style:list-style-name="L1">
      <style:text-properties fo:language="cs" fo:country="CZ" officeooo:rsid="00871d90" officeooo:paragraph-rsid="00871d90"/>
    </style:style>
    <style:style style:name="P21" style:family="paragraph" style:parent-style-name="text" style:list-style-name="L1">
      <style:text-properties fo:language="cs" fo:country="CZ"/>
    </style:style>
    <style:style style:name="P22" style:family="paragraph" style:parent-style-name="text" style:list-style-name="L1">
      <style:text-properties fo:language="cs" fo:country="CZ" officeooo:rsid="005d6ed8" officeooo:paragraph-rsid="005d6ed8"/>
    </style:style>
    <style:style style:name="P23" style:family="paragraph" style:parent-style-name="text" style:list-style-name="L1">
      <style:text-properties fo:language="cs" fo:country="CZ" officeooo:rsid="007c3815" officeooo:paragraph-rsid="005d6ed8"/>
    </style:style>
    <style:style style:name="P24" style:family="paragraph" style:parent-style-name="text" style:list-style-name="L1">
      <style:text-properties fo:language="cs" fo:country="CZ" officeooo:rsid="0019cb4d" officeooo:paragraph-rsid="0019cb4d"/>
    </style:style>
    <style:style style:name="P25" style:family="paragraph" style:parent-style-name="text" style:list-style-name="L1">
      <style:text-properties fo:language="cs" fo:country="CZ" officeooo:rsid="00130026" officeooo:paragraph-rsid="00130026"/>
    </style:style>
    <style:style style:name="P26" style:family="paragraph" style:parent-style-name="text" style:list-style-name="L1">
      <style:text-properties fo:language="cs" fo:country="CZ" officeooo:rsid="007cb067" officeooo:paragraph-rsid="007cb067"/>
    </style:style>
    <style:style style:name="P27" style:family="paragraph" style:parent-style-name="text" style:list-style-name="L1">
      <style:text-properties fo:language="cs" fo:country="CZ" officeooo:rsid="008fd691" officeooo:paragraph-rsid="008fd691"/>
    </style:style>
    <style:style style:name="P28" style:family="paragraph" style:parent-style-name="text" style:list-style-name="L1">
      <style:text-properties fo:language="cs" fo:country="CZ" officeooo:rsid="007ea3f6" officeooo:paragraph-rsid="007ea3f6"/>
    </style:style>
    <style:style style:name="P29" style:family="paragraph" style:parent-style-name="text" style:list-style-name="L1">
      <style:text-properties fo:language="cs" fo:country="CZ" officeooo:rsid="0086f5df" officeooo:paragraph-rsid="0086f5df"/>
    </style:style>
    <style:style style:name="P30" style:family="paragraph" style:parent-style-name="text" style:list-style-name="L1">
      <style:text-properties fo:language="cs" fo:country="CZ" officeooo:rsid="00814584" officeooo:paragraph-rsid="00814584"/>
    </style:style>
    <style:style style:name="P31" style:family="paragraph" style:parent-style-name="text" style:list-style-name="L1">
      <style:text-properties fo:language="cs" fo:country="CZ" officeooo:rsid="0081b591" officeooo:paragraph-rsid="0081b591"/>
    </style:style>
    <style:style style:name="P32" style:family="paragraph" style:parent-style-name="text" style:list-style-name="L1">
      <style:text-properties fo:language="cs" fo:country="CZ" officeooo:rsid="00860460" officeooo:paragraph-rsid="00860460"/>
    </style:style>
    <style:style style:name="P33" style:family="paragraph" style:parent-style-name="text" style:list-style-name="L2">
      <style:text-properties fo:language="cs" fo:country="CZ" officeooo:rsid="00860460" officeooo:paragraph-rsid="00860460"/>
    </style:style>
    <style:style style:name="P34" style:family="paragraph" style:parent-style-name="text" style:list-style-name="L1">
      <style:text-properties fo:language="cs" fo:country="CZ" officeooo:rsid="001a0098" officeooo:paragraph-rsid="001a0098"/>
    </style:style>
    <style:style style:name="P35" style:family="paragraph" style:parent-style-name="text" style:list-style-name="L1">
      <style:text-properties fo:language="cs" fo:country="CZ" officeooo:rsid="0088c575" officeooo:paragraph-rsid="0088c575"/>
    </style:style>
    <style:style style:name="P36" style:family="paragraph" style:parent-style-name="text" style:list-style-name="L1">
      <style:text-properties fo:language="cs" fo:country="CZ" officeooo:rsid="006d65ba" officeooo:paragraph-rsid="006d65ba"/>
    </style:style>
    <style:style style:name="P37" style:family="paragraph" style:parent-style-name="text" style:list-style-name="L2">
      <style:text-properties fo:language="cs" fo:country="CZ" officeooo:rsid="00910f52" officeooo:paragraph-rsid="00910f52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fo:language="cs" fo:country="CZ"/>
    </style:style>
    <style:style style:name="T5" style:family="text">
      <style:text-properties officeooo:rsid="0066dd43"/>
    </style:style>
    <style:style style:name="T6" style:family="text">
      <style:text-properties officeooo:rsid="0076b954"/>
    </style:style>
    <style:style style:name="T7" style:family="text">
      <style:text-properties officeooo:rsid="00788191"/>
    </style:style>
    <style:style style:name="T8" style:family="text">
      <style:text-properties officeooo:rsid="007c3815"/>
    </style:style>
    <style:style style:name="T9" style:family="text">
      <style:text-properties officeooo:rsid="007ea3f6"/>
    </style:style>
    <style:style style:name="T10" style:family="text">
      <style:text-properties officeooo:rsid="00803458"/>
    </style:style>
    <style:style style:name="T11" style:family="text">
      <style:text-properties officeooo:rsid="0084dda6"/>
    </style:style>
    <style:style style:name="T12" style:family="text">
      <style:text-properties officeooo:rsid="00860460"/>
    </style:style>
    <style:style style:name="T13" style:family="text">
      <style:text-properties officeooo:rsid="0086f5df"/>
    </style:style>
    <style:style style:name="T14" style:family="text">
      <style:text-properties officeooo:rsid="00871d90"/>
    </style:style>
    <style:style style:name="T15" style:family="text">
      <style:text-properties officeooo:rsid="0088c575"/>
    </style:style>
    <style:style style:name="T16" style:family="text">
      <style:text-properties officeooo:rsid="008ea392"/>
    </style:style>
    <style:style style:name="T17" style:family="text">
      <style:text-properties officeooo:rsid="008f1b26"/>
    </style:style>
    <style:style style:name="T18" style:family="text">
      <style:text-properties officeooo:rsid="008fd691"/>
    </style:style>
    <style:style style:name="T19" style:family="text">
      <style:text-properties officeooo:rsid="00910f52"/>
    </style:style>
    <style:style style:name="T20" style:family="text">
      <style:text-properties officeooo:rsid="009204d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ktor Dyk:</text:p>
      <text:p text:style-name="P2">Krysař</text:p>
      <text:list xml:id="list3221753854" text:style-name="L1">
        <text:list-item>
          <text:p text:style-name="P6"/>
          <text:list>
            <text:list-item>
              <text:p text:style-name="P7">lyrickoepická novela</text:p>
              <text:list>
                <text:list-item>
                  <text:p text:style-name="P6">kratší žánr, poutavý příběh, <text:span text:style-name="T16">pointa, vývoj postav</text:span></text:p>
                </text:list-item>
              </text:list>
            </text:list-item>
            <text:list-item>
              <text:p text:style-name="P8">Téma <text:span text:style-name="T2">a motivy</text:span></text:p>
              <text:list>
                <text:list-item>
                  <text:p text:style-name="P10">obecně</text:p>
                  <text:list>
                    <text:list-item>
                      <text:p text:style-name="P6">píšťala</text:p>
                    </text:list-item>
                    <text:list-item>
                      <text:p text:style-name="P11">krysy</text:p>
                    </text:list-item>
                    <text:list-item>
                      <text:p text:style-name="P11">láska na první pohled</text:p>
                    </text:list-item>
                    <text:list-item>
                      <text:p text:style-name="P11">pláč dítěte</text:p>
                    </text:list-item>
                    <text:list-item>
                      <text:p text:style-name="P12">příchod <text:span text:style-name="T17">k</text:span>rysa<text:span text:style-name="T17">ře a vyhnání krys</text:span></text:p>
                    </text:list-item>
                    <text:list-item>
                      <text:p text:style-name="P13">odpor konšelů zaplatit</text:p>
                    </text:list-item>
                    <text:list-item>
                      <text:p text:style-name="P13">ďábel v hospodě</text:p>
                    </text:list-item>
                    <text:list-item>
                      <text:p text:style-name="P13">Sedmihradsko (považováno za ráj)</text:p>
                    </text:list-item>
                    <text:list-item>
                      <text:p text:style-name="P13">hora Koppel</text:p>
                    </text:list-item>
                  </text:list>
                </text:list-item>
              </text:list>
            </text:list-item>
            <text:list-item>
              <text:p text:style-name="P14">zasazení výňatku</text:p>
              <text:list>
                <text:list-item>
                  <text:p text:style-name="P15">18 kapitola<text:tab/></text:p>
                </text:list-item>
                <text:list-item>
                  <text:p text:style-name="P15">vrací se zpět do Hammel (láska)</text:p>
                </text:list-item>
                <text:list-item>
                  <text:p text:style-name="P15">retrospektivně vzpomínky na předešlý život</text:p>
                </text:list-item>
              </text:list>
            </text:list-item>
            <text:list-item>
              <text:p text:style-name="P17">časoprostor</text:p>
              <text:list>
                <text:list-item>
                  <text:p text:style-name="P11">město Hammelny a jeho okolí<text:span text:style-name="T17"> (hora Koppel)</text:span> v průběhu několika dní</text:p>
                </text:list-item>
              </text:list>
            </text:list-item>
            <text:list-item>
              <text:p text:style-name="P9">kompozice</text:p>
              <text:list>
                <text:list-item>
                  <text:list>
                    <text:list-item>
                      <text:p text:style-name="P11">chronologicky, <text:span text:style-name="T15">retrospektivně (převážně o Krysařovi)</text:span></text:p>
                    </text:list-item>
                    <text:list-item>
                      <text:p text:style-name="P18"><text:span text:style-name="T7">členěno do 26 kapitol</text:span> </text:p>
                    </text:list-item>
                    <text:list-item>
                      <text:p text:style-name="P20">aluze na Fausta</text:p>
                      <text:list>
                        <text:list-item>
                          <text:p text:style-name="P20">Ďábel na stěně kostela</text:p>
                        </text:list-item>
                        <text:list-item>
                          <text:p text:style-name="P20">v hospodě se potká s Faustem (neúspěšná snaha ho přemluvi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/></text:p>
          <text:list>
            <text:list-item>
              <text:p text:style-name="P8">vypravěč:</text:p>
              <text:list>
                <text:list-item>
                  <text:p text:style-name="P23">hojně zastoupen, er forma, nezaujatý</text:p>
                </text:list-item>
              </text:list>
            </text:list-item>
            <text:list-item>
              <text:p text:style-name="P24">vyprávěcí způsoby, typy promluv</text:p>
              <text:list>
                <text:list-item>
                  <text:p text:style-name="P22">Postavy mluví <text:span text:style-name="T8">převážně </text:span>přímou řečí <text:span text:style-name="T5">(Ich forma)</text:span></text:p>
                </text:list-item>
                <text:list-item>
                  <text:p text:style-name="P19">dialogy</text:p>
                </text:list-item>
              </text:list>
            </text:list-item>
            <text:list-item>
              <text:p text:style-name="P25">postavy</text:p>
              <text:list>
                <text:list-item>
                  <text:p text:style-name="P26">Krysař</text:p>
                  <text:list>
                    <text:list-item>
                      <text:p text:style-name="P26">statný <text:span text:style-name="T10">tajemný</text:span> muž</text:p>
                      <text:list>
                        <text:list-item>
                          <text:p text:style-name="P27">okolí se ho bojí (je pro ně neznámý)</text:p>
                        </text:list-item>
                      </text:list>
                    </text:list-item>
                    <text:list-item>
                      <text:p text:style-name="P26">poprvé se vážné zamiluje → vývoj postavy</text:p>
                    </text:list-item>
                    <text:list-item>
                      <text:p text:style-name="P26">nerozhodný, snaha utéct (odchod z města)</text:p>
                    </text:list-item>
                    <text:list-item>
                      <text:p text:style-name="P26">pomstychtivý – <text:span text:style-name="T9">odvede celé město</text:span></text:p>
                    </text:list-item>
                    <text:list-item>
                      <text:p text:style-name="P28">své jméno neprozradí</text:p>
                    </text:list-item>
                    <text:list-item>
                      <text:p text:style-name="P13">vývoj: doposud tulák, chce se usadit</text:p>
                    </text:list-item>
                  </text:list>
                </text:list-item>
                <text:list-item>
                  <text:p text:style-name="P26">Sepp Jörgen</text:p>
                  <text:list>
                    <text:list-item>
                      <text:p text:style-name="P28">Opožděný, pomalu chápající</text:p>
                      <text:list>
                        <text:list-item>
                          <text:p text:style-name="P29">sám si to uvědomoval (dívky se mu posmívali)</text:p>
                        </text:list-item>
                      </text:list>
                    </text:list-item>
                    <text:list-item>
                      <text:p text:style-name="P28"><text:soft-page-break/>rybář</text:p>
                    </text:list-item>
                    <text:list-item>
                      <text:p text:style-name="P30">urostlý <text:span text:style-name="T13">mladý pěkný muž</text:span></text:p>
                    </text:list-item>
                    <text:list-item>
                      <text:p text:style-name="P28">jako jediný neskočí do propasti, pláč dítěte ho odradí</text:p>
                    </text:list-item>
                  </text:list>
                </text:list-item>
                <text:list-item>
                  <text:p text:style-name="P28">Dlouhý Kristián</text:p>
                  <text:list>
                    <text:list-item>
                      <text:p text:style-name="P30">Otec dítěte Ágnes</text:p>
                    </text:list-item>
                    <text:list-item>
                      <text:p text:style-name="P30">snaží se ji udržet/získat</text:p>
                    </text:list-item>
                    <text:list-item>
                      <text:p text:style-name="P29">chce zdědit peníze po strýčkovi,aby si mohl vzít Agnes</text:p>
                    </text:list-item>
                    <text:list-item>
                      <text:p text:style-name="P29">normální mladý muž</text:p>
                    </text:list-item>
                  </text:list>
                </text:list-item>
                <text:list-item>
                  <text:p text:style-name="P30">Ágnes</text:p>
                  <text:list>
                    <text:list-item>
                      <text:p text:style-name="P30">pohledná malá <text:span text:style-name="T12">dívka</text:span></text:p>
                    </text:list-item>
                    <text:list-item>
                      <text:p text:style-name="P31"><text:span text:style-name="T12">má se vdávat za</text:span> <text:span text:style-name="T20">Kristiána</text:span></text:p>
                    </text:list-item>
                    <text:list-item>
                      <text:p text:style-name="P32">po příchodu Kr<text:span text:style-name="T20">y</text:span>saře se do něj zamiluje</text:p>
                      <text:list>
                        <text:list-item>
                          <text:p text:style-name="P29">nemá vůči němu předsudky</text:p>
                        </text:list-item>
                      </text:list>
                    </text:list-item>
                    <text:list-item>
                      <text:p text:style-name="P32"><text:span text:style-name="T18">zjišťuje</text:span>, že je těhotná s <text:span text:style-name="T20">Kristiánem</text:span> → Nešťastná</text:p>
                    </text:list-item>
                    <text:list-item>
                      <text:p text:style-name="P29">kontroverzní postava</text:p>
                    </text:list-item>
                  </text:list>
                </text:list-item>
                <text:list-item>
                  <text:p text:style-name="P29">Konšelé</text:p>
                  <text:list>
                    <text:list-item>
                      <text:p text:style-name="P29">Slíbili Krysaři odměnu, poté mu ji nechtějí dát</text:p>
                    </text:list-item>
                    <text:list-item>
                      <text:p text:style-name="P29">hledali výmluvu, aby nemuseli platit (nic o něm neví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1">jazykové prostředky</text:span> </text:p>
          <text:list>
            <text:list-item>
              <text:list>
                <text:list-item>
                  <text:p text:style-name="P31">starší <text:span text:style-name="T14">spisovná umělecká </text:span>čeština</text:p>
                  <text:list>
                    <text:list-item>
                      <text:p text:style-name="P27">archaismy – bol, hynou, zasmušilý</text:p>
                    </text:list-item>
                  </text:list>
                </text:list-item>
                <text:list-item>
                  <text:p text:style-name="P20">poetický, metaforický symbolický jazyk</text:p>
                </text:list-item>
                <text:list-item>
                  <text:p text:style-name="P35">řečnické otázky při rozjímání</text:p>
                </text:list-item>
                <text:list-item>
                  <text:p text:style-name="P35">úryvek:</text:p>
                  <text:list>
                    <text:list-item>
                      <text:p text:style-name="P35">krátké věty a ekvivalenty; výčty a paralelismus – popis předešlého života</text:p>
                    </text:list-item>
                    <text:list-item>
                      <text:p text:style-name="P35">protiklad: opustit/zůstat – po<text:span text:style-name="T20">i</text:span>nta vnitřního boje</text:p>
                    </text:list-item>
                    <text:list-item>
                      <text:p text:style-name="P27">řečnické otáz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Auto<text:span text:style-name="T11">r</text:span></text:p>
        </text:list-item>
      </text:list>
      <text:list xml:id="list2911006882" text:style-name="L2">
        <text:list-item>
          <text:list>
            <text:list-item>
              <text:p text:style-name="P33">český básník, dramatik <text:s/>a prozaik</text:p>
            </text:list-item>
            <text:list-item>
              <text:p text:style-name="P16">publicista (Národní listy), politicky aktivní</text:p>
            </text:list-item>
            <text:list-item>
              <text:p text:style-name="P16">zatčen pro velezradu, členem odboje v 1. sv. válce, signatář Manifestu českých spisovatelů</text:p>
            </text:list-item>
            <text:list-item>
              <text:p text:style-name="P37">generace anarchistických buřičů</text:p>
            </text:list-item>
            <text:list-item>
              <text:p text:style-name="P16">poezie: Marnosti, Buřiči, báseň Okno</text:p>
            </text:list-item>
            <text:list-item>
              <text:p text:style-name="P16">drama: Zmoudření Dona Quijota</text:p>
            </text:list-item>
            <text:list-item>
              <text:p text:style-name="P16">S<text:span text:style-name="T19">oudobý autor: A. Sova</text:span></text:p>
            </text:list-item>
          </text:list>
        </text:list-item>
      </text:list>
      <text:p text:style-name="P3"><text:span text:style-name="T3">ZDROJE:</text:span><text:span text:style-name="T4"> </text:span></text:p>
      <text:p text:style-name="P4">DYK, Viktor. Krysař [online]. V MKP 1. vyd. Praha : Městská</text:p>
      <text:p text:style-name="P4">knihovna v Praze, 2011 <text:span text:style-name="T6">[2020-01-07]</text:span> Dostupné z WWW:</text:p>
      <text:p text:style-name="P4">&lt;<text:a xlink:type="simple" xlink:href="http://web2.mlp.cz/koweb/00/03/37/00/37/krysar.pdf" text:style-name="Internet_20_link" text:visited-style-name="Visited_20_Internet_20_Link">http://web2.mlp.cz/koweb/00/03/37/00/37/krysar.pdf</text:a>&gt;.</text:p>
      <text:p text:style-name="P5">Vlastní zápi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20-01-10T06:09:10.840080611</dc:date>
    <meta:editing-duration>PT18H31M37S</meta:editing-duration>
    <meta:editing-cycles>62</meta:editing-cycles>
    <meta:generator>LibreOffice/6.0.7.3$Linux_X86_64 LibreOffice_project/00m0$Build-3</meta:generator>
    <meta:print-date>2019-10-24T13:44:17.138776397</meta:print-date>
    <meta:document-statistic meta:table-count="0" meta:image-count="0" meta:object-count="0" meta:page-count="2" meta:paragraph-count="86" meta:word-count="426" meta:character-count="2425" meta:non-whitespace-character-count="2152"/>
  </office:meta>
</office:document-meta>
</file>